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_1061__1086__1088__1086__1096__1080__1081_" style:data-style-name="N0">
      <style:table-cell-properties fo:background-color="#C6EFCE"/>
      <style:text-properties fo:color="#006100"/>
    </style:style>
    <style:style style:name="ce6" style:family="table-cell" style:parent-style-name="_1053__1077__1081__1090__1088__1072__1083__1100__1085__1099__1081_" style:data-style-name="N0">
      <style:table-cell-properties fo:background-color="#FFEB9C"/>
      <style:text-properties fo:color="#9C5700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0.370416666666667cm" style:use-optimal-column-width="true"/>
    </style:style>
    <style:style style:name="co8" style:family="table-column">
      <style:table-column-properties fo:break-before="auto" style:column-width="0.555625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15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number-columns-spanned="2" table:number-rows-spanned="1" table:style-name="ce4">
            <text:p>ID процессов A</text:p>
          </table:table-cell>
          <table:covered-table-cell/>
          <table:table-cell office:value-type="string" table:style-name="ce3">
            <text:p>Время окончания</text:p>
          </table:table-cell>
          <table:table-cell office:value-type="string" table:style-name="ce3">
            <text:p>Время начала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4" table:formula="of:=MAX(VLOOKUP([.C2];[.A:.E];5;0);VLOOKUP([.D2];[.A:.E];5;0))+[.B2]" table:style-name="ce1">
            <text:p>4</text:p>
          </table:table-cell>
          <table:table-cell office:value-type="float" office:value="0" table:formula="of:=[.E2]-[.B2]" table:style-name="ce1">
            <text:p>0</text:p>
          </table:table-cell>
          <table:table-cell table:number-columns-repeated="4" table:style-name="ce6"/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3" table:formula="of:=MAX(VLOOKUP([.C3];[.A:.E];5;0);VLOOKUP([.D3];[.A:.E];5;0))+[.B3]" table:style-name="ce1">
            <text:p>3</text:p>
          </table:table-cell>
          <table:table-cell office:value-type="float" office:value="0" table:formula="of:=[.E3]-[.B3]" table:style-name="ce1">
            <text:p>0</text:p>
          </table:table-cell>
          <table:table-cell table:number-columns-repeated="3" table:style-name="ce6"/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formula="of:=MAX(VLOOKUP([.C4];[.A:.E];5;0);VLOOKUP([.D4];[.A:.E];5;0))+[.B4]" table:style-name="ce1">
            <text:p>9</text:p>
          </table:table-cell>
          <table:table-cell office:value-type="float" office:value="4" table:formula="of:=[.E4]-[.B4]" table:style-name="ce1">
            <text:p>4</text:p>
          </table:table-cell>
          <table:table-cell table:number-columns-repeated="4" table:style-name="ce1"/>
          <table:table-cell table:number-columns-repeated="5" table:style-name="ce6"/>
          <table:table-cell table:number-columns-repeated="1636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6" table:formula="of:=MAX(VLOOKUP([.C5];[.A:.E];5;0);VLOOKUP([.D5];[.A:.E];5;0))+[.B5]" table:style-name="ce1">
            <text:p>16</text:p>
          </table:table-cell>
          <table:table-cell office:value-type="float" office:value="9" table:formula="of:=[.E5]-[.B5]" table:style-name="ce1">
            <text:p>9</text:p>
          </table:table-cell>
          <table:table-cell table:number-columns-repeated="9" table:style-name="ce1"/>
          <table:table-cell table:number-columns-repeated="7" table:style-name="ce6"/>
          <table:table-cell table:number-columns-repeated="1636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5" table:formula="of:=MAX(VLOOKUP([.C6];[.A:.E];5;0);VLOOKUP([.D6];[.A:.E];5;0))+[.B6]" table:style-name="ce1">
            <text:p>15</text:p>
          </table:table-cell>
          <table:table-cell office:value-type="float" office:value="9" table:formula="of:=[.E6]-[.B6]" table:style-name="ce1">
            <text:p>9</text:p>
          </table:table-cell>
          <table:table-cell table:number-columns-repeated="9" table:style-name="ce1"/>
          <table:table-cell table:number-columns-repeated="6" table:style-name="ce6"/>
          <table:table-cell table:number-columns-repeated="16363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float" office:value="17" table:formula="of:=MAX(VLOOKUP([.C7];[.A:.E];5;0);VLOOKUP([.D7];[.A:.E];5;0))+[.B7]" table:style-name="ce1">
            <text:p>17</text:p>
          </table:table-cell>
          <table:table-cell office:value-type="float" office:value="15" table:formula="of:=[.E7]-[.B7]" table:style-name="ce1">
            <text:p>15</text:p>
          </table:table-cell>
          <table:table-cell table:number-columns-repeated="15" table:style-name="ce1"/>
          <table:table-cell table:number-columns-repeated="2" table:style-name="ce6"/>
          <table:table-cell table:number-columns-repeated="1636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" table:formula="of:=MAX(VLOOKUP([.C8];[.A:.E];5;0);VLOOKUP([.D8];[.A:.E];5;0))+[.B8]" table:style-name="ce1">
            <text:p>22</text:p>
          </table:table-cell>
          <table:table-cell office:value-type="float" office:value="17" table:formula="of:=[.E8]-[.B8]" table:style-name="ce1">
            <text:p>17</text:p>
          </table:table-cell>
          <table:table-cell table:number-columns-repeated="17" table:style-name="ce1"/>
          <table:table-cell table:number-columns-repeated="5" table:style-name="ce6"/>
          <table:table-cell table:number-columns-repeated="16356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4" table:formula="of:=MAX(VLOOKUP([.C9];[.A:.E];5;0);VLOOKUP([.D9];[.A:.E];5;0))+[.B9]" table:style-name="ce1">
            <text:p>24</text:p>
          </table:table-cell>
          <table:table-cell office:value-type="float" office:value="22" table:formula="of:=[.E9]-[.B9]" table:style-name="ce1">
            <text:p>22</text:p>
          </table:table-cell>
          <table:table-cell table:number-columns-repeated="22" table:style-name="ce1"/>
          <table:table-cell table:number-columns-repeated="2" table:style-name="ce6"/>
          <table:table-cell table:number-columns-repeated="1635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7" table:formula="of:=MAX(VLOOKUP([.C10];[.A:.E];5;0);VLOOKUP([.D10];[.A:.E];5;0))+[.B10]" table:style-name="ce1">
            <text:p>7</text:p>
          </table:table-cell>
          <table:table-cell office:value-type="float" office:value="0" table:formula="of:=[.E10]-[.B10]" table:style-name="ce1">
            <text:p>0</text:p>
          </table:table-cell>
          <table:table-cell table:number-columns-repeated="9" table:style-name="ce1"/>
          <table:table-cell table:number-columns-repeated="7" table:style-name="ce5"/>
          <table:table-cell table:number-columns-repeated="1636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8" table:formula="of:=MAX(VLOOKUP([.C11];[.A:.E];5;0);VLOOKUP([.D11];[.A:.E];5;0))+[.B11]" table:style-name="ce1">
            <text:p>8</text:p>
          </table:table-cell>
          <table:table-cell office:value-type="float" office:value="0" table:formula="of:=[.E11]-[.B11]" table:style-name="ce1">
            <text:p>0</text:p>
          </table:table-cell>
          <table:table-cell table:number-columns-repeated="9" table:style-name="ce1"/>
          <table:table-cell table:number-columns-repeated="8" table:style-name="ce5"/>
          <table:table-cell table:number-columns-repeated="1636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style-name="ce1"/>
          <table:table-cell office:value-type="float" office:value="13" table:formula="of:=MAX(VLOOKUP([.C12];[.A:.E];5;0);VLOOKUP([.D12];[.A:.E];5;0))+[.B12]" table:style-name="ce1">
            <text:p>13</text:p>
          </table:table-cell>
          <table:table-cell office:value-type="float" office:value="7" table:formula="of:=[.E12]-[.B12]" table:style-name="ce1">
            <text:p>7</text:p>
          </table:table-cell>
          <table:table-cell table:number-columns-repeated="16" table:style-name="ce1"/>
          <table:table-cell table:number-columns-repeated="6" table:style-name="ce5"/>
          <table:table-cell table:number-columns-repeated="16356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14" table:formula="of:=MAX(VLOOKUP([.C13];[.A:.E];5;0);VLOOKUP([.D13];[.A:.E];5;0))+[.B13]" table:style-name="ce1">
            <text:p>14</text:p>
          </table:table-cell>
          <table:table-cell office:value-type="float" office:value="8" table:formula="of:=[.E13]-[.B13]" table:style-name="ce1">
            <text:p>8</text:p>
          </table:table-cell>
          <table:table-cell table:number-columns-repeated="17" table:style-name="ce1"/>
          <table:table-cell table:number-columns-repeated="6" table:style-name="ce5"/>
          <table:table-cell table:number-columns-repeated="16355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6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HP</meta:initial-creator>
    <dc:creator>aboev</dc:creator>
    <meta:creation-date>2022-07-26T06:42:39Z</meta:creation-date>
    <dc:date>2026-01-26T14:56:08Z</dc:date>
  </office:meta>
</office:document-meta>
</file>